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11: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 highly recommend that you start now memorizing shortcuts. You should study your IDE to see the exact shortcuts for your IDE for compiling and running a program. Here are the <text:span text:style-name="T1">usual</text:span> shortcuts for different operating systems:</text:p>
          <text:p text:style-name="P4">Windows/Linux </text:p>
          <text:list text:style-name="L5">
            <text:list-item>
              <text:p text:style-name="P5">Build solution: Ctrl + Shift + B</text:p>
            </text:list-item>
            <text:list-item>
              <text:p text:style-name="P5">Run: Ctrl + F5</text:p>
            </text:list-item>
          </text:list>
          <text:p text:style-name="P4">Mac</text:p>
          <text:list text:style-name="L6">
            <text:list-item>
              <text:p text:style-name="P6">Build solution: Shift + Command + B</text:p>
            </text:list-item>
            <text:list-item>
              <text:p text:style-name="P6">Run: F5</text:p>
            </text:list-item>
          </text:list>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 </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3Z</meta:creation-date>
    <dc:date>2021-05-19T23:33:53Z</dc:date>
    <meta:user-defined meta:name="date" meta:value-type="string">May  19, 2021 (11: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